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8.498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>
      <style:table-cell-properties fo:padding="0.097cm" fo:border="0.002cm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Table_20_Contents">
      <style:text-properties fo:background-color="#ffff00"/>
    </style:style>
    <style:style style:name="P4" style:family="paragraph" style:parent-style-name="Standard" style:list-style-name="L1"/>
    <style:style style:name="T1" style:family="text">
      <style:text-properties fo:background-color="#ffff00"/>
    </style:style>
    <style:style style:name="T2" style:family="text">
      <style:text-properties fo:background-color="transparen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Standard">0.5</text:p>
            <text:p text:style-name="Standard">./mupdf</text:p>
            <text:p text:style-name="Standard">pdf_open.c &amp; pdf_xref.c = 0.7 pdf_xref.c</text:p>
            <text:p text:style-name="Standard"/>
            <text:p text:style-name="Standard">./fitz</text:p>
            <text:p text:style-name="Standard">base_cpudep.c base_unicode.c</text:p>
            <text:p text:style-name="Standard">base_rect.c base_matrix.c crypt_crc32.c</text:p>
            <text:p text:style-name="Standard">filt_aesd.c filt_arc4.c filt_basic.c</text:p>
            <text:p text:style-name="Standard">filt_faxd.h filt_faxdtab.c <text:s/>filt_pipeline.c fitz_base.h fitz_draw.h</text:p>
            <text:p text:style-name="Standard">fitz_stream.h fitz_tree.h </text:p>
            <text:p text:style-name="Standard">node_misc1.c node_misc2.c <text:s/>node_path.c node_text.c node_toxml.c node_tree.c obj_parse.c</text:p>
            <text:p text:style-name="Standard">res_image.c</text:p>
            <text:p text:style-name="Standard">stm_misc.c stm_buffer.c </text:p>
            <text:p text:style-name="Standard">util_getopt.c util_gettimeofday.c</text:p>
            <text:p text:style-name="Standard"/>
            <text:p text:style-name="Standard">./fitzdraw</text:p>
            <text:p text:style-name="Standard">archppc.c archsparc.c archx86.c </text:p>
            <text:p text:style-name="Standard"><text:s/>pixmap.c render.c</text:p>
            <text:p text:style-name="Standard"/>
            <text:p text:style-name="Standard">void </text:p>
            <text:p text:style-name="Standard">pdf_dropstore(pdf_store *store) </text:p>
            <text:p text:style-name="Standard">{ </text:p>
            <text:p text:style-name="Standard"><text:s text:c="8"/>pdf_emptystore(store); </text:p>
            <text:p text:style-name="Standard"><text:s text:c="8"/>fz_drophash(store-&gt;hash); </text:p>
            <text:p text:style-name="Standard"><text:s text:c="8"/>fz_free(store); </text:p>
            <text:p text:style-name="Standard">} </text:p>
            <text:p text:style-name="Standard">pdf_emptystore(pdf_store *store) </text:p>
            <text:p text:style-name="Standard">{ </text:p>
            <text:p text:style-name="Standard"><text:s text:c="8"/>pdf_item *item; </text:p>
            <text:p text:style-name="Standard"><text:s text:c="8"/>pdf_item *next; </text:p>
            <text:p text:style-name="Standard"><text:s text:c="8"/>struct refkey *key; </text:p>
            <text:p text:style-name="Standard"><text:s text:c="8"/>int i; </text:p>
            <text:p text:style-name="Standard"/>
            <text:p text:style-name="Standard"><text:s text:c="8"/>for (i = 0; i &lt; fz_hashlen(store-&gt;hash); i++) </text:p>
            <text:p text:style-name="Standard"><text:s text:c="8"/>{ </text:p>
            <text:p text:style-name="Standard"><text:s text:c="16"/>key = fz_hashgetkey(store-&gt;hash, i); </text:p>
            <text:p text:style-name="Standard"><text:soft-page-break/><text:s text:c="16"/>item = fz_hashgetval(store-&gt;hash, i); </text:p>
            <text:p text:style-name="Standard"><text:s text:c="16"/>if (item) </text:p>
            <text:p text:style-name="Standard"><text:s text:c="16"/>{ </text:p>
            <text:p text:style-name="Standard"><text:s text:c="24"/>fz_dropobj(item-&gt;key); </text:p>
            <text:p text:style-name="Standard"><text:s text:c="24"/>dropitem(key-&gt;kind, item-&gt;val); </text:p>
            <text:p text:style-name="Standard"><text:s text:c="24"/>fz_free(item); </text:p>
            <text:p text:style-name="Standard"><text:s text:c="16"/>} </text:p>
            <text:p text:style-name="Standard"><text:s text:c="8"/>} </text:p>
            <text:p text:style-name="Standard"/>
            <text:p text:style-name="Standard"><text:s text:c="8"/>fz_emptyhash(store-&gt;hash); </text:p>
            <text:p text:style-name="Standard"/>
            <text:p text:style-name="Standard"><text:s text:c="8"/>for (item = store-&gt;root; item; item = next) </text:p>
            <text:p text:style-name="Standard"><text:s/>{ </text:p>
            <text:p text:style-name="Standard"><text:s text:c="16"/>next = item-&gt;next; </text:p>
            <text:p text:style-name="Standard"><text:s text:c="16"/>fz_dropobj(item-&gt;key); </text:p>
            <text:p text:style-name="Standard"><text:s text:c="16"/>dropitem(item-&gt;kind, item-&gt;val); </text:p>
            <text:p text:style-name="Standard"><text:s text:c="16"/>fz_free(item); </text:p>
            <text:p text:style-name="Standard"><text:s text:c="8"/>} </text:p>
            <text:p text:style-name="Standard"/>
            <text:p text:style-name="Standard"><text:s text:c="8"/>store-&gt;root = nil; </text:p>
            <text:p text:style-name="Standard">} </text:p>
            <text:p text:style-name="Standard">void </text:p>
            <text:p text:style-name="Standard">fz_drophash(fz_hashtable *table) </text:p>
            <text:p text:style-name="Standard">{ </text:p>
            <text:p text:style-name="Standard"><text:s text:c="8"/>fz_free(table-&gt;ents); </text:p>
            <text:p text:style-name="Standard"><text:s text:c="8"/>fz_free(table); </text:p>
            <text:p text:style-name="Standard">} </text:p>
            <text:p text:style-name="Standard">static void dropitem(pdf_itemkind kind, void *val) </text:p>
            <text:p text:style-name="Standard">{ </text:p>
            <text:p text:style-name="Standard"><text:s text:c="8"/>switch (kind) </text:p>
            <text:p text:style-name="Standard"><text:s text:c="8"/>{ </text:p>
            <text:p text:style-name="Standard"><text:s text:c="8"/>case PDF_KCOLORSPACE: fz_dropcolorspace(val); break; </text:p>
            <text:p text:style-name="Standard"><text:s text:c="8"/>case PDF_KFUNCTION: pdf_dropfunction(val); break; </text:p>
            <text:p text:style-name="Standard"><text:s text:c="8"/>case PDF_KXOBJECT: pdf_dropxobject(val); break; </text:p>
            <text:p text:style-name="Standard"><text:soft-page-break/><text:s text:c="8"/>case PDF_KIMAGE: fz_dropimage(val); break; </text:p>
            <text:p text:style-name="Standard"><text:s text:c="8"/>case PDF_KPATTERN: pdf_droppattern(val); break; </text:p>
            <text:p text:style-name="Standard"><text:s text:c="8"/>case PDF_KSHADE: fz_dropshade(val); break; </text:p>
            <text:p text:style-name="Standard"><text:s text:c="8"/>case PDF_KCMAP: pdf_dropcmap(val); break; </text:p>
            <text:p text:style-name="Standard"><text:s text:c="8"/>case PDF_KFONT: pdf_dropfont(val); break; </text:p>
            <text:p text:style-name="Standard"><text:s text:c="8"/>} </text:p>
            <text:p text:style-name="Standard">}</text:p>
            <text:p text:style-name="Standard"/>
            <text:p text:style-name="Standard">pdf_closexref(pdf_xref *xref) </text:p>
            <text:p text:style-name="Standard">{ </text:p>
            <text:p text:style-name="Standard"><text:s text:c="8"/>pdf_logxref("closexref %p\n", xref); </text:p>
            <text:p text:style-name="Standard"/>
            <text:p text:style-name="Standard"><text:s text:c="8"/>/* don't touch the pdf_store module ... we don't want that dependency here */ </text:p>
            <text:p text:style-name="Standard"><text:s text:c="8"/>if (xref-&gt;store) </text:p>
            <text:p text:style-name="Standard"><text:s text:c="16"/>fz_warn("someone forgot to empty the store before freeing xref!"); </text:p>
            <text:p text:style-name="Standard"/>
            <text:p text:style-name="Standard"><text:s text:c="8"/>if (xref-&gt;table) </text:p>
            <text:p text:style-name="Standard"><text:s text:c="8"/>{ </text:p>
            <text:p text:style-name="Standard"><text:s text:c="16"/>pdf_flushxref(xref, 1); </text:p>
            <text:p text:style-name="Standard"><text:s text:c="16"/>fz_free(xref-&gt;table); </text:p>
            <text:p text:style-name="Standard"><text:s text:c="8"/>} </text:p>
            <text:p text:style-name="Standard"/>
            <text:p text:style-name="Standard"><text:s text:c="8"/>if (xref-&gt;file) </text:p>
            <text:p text:style-name="Standard"><text:s text:c="16"/>fz_dropstream(xref-&gt;file); </text:p>
            <text:p text:style-name="Standard"/>
            <text:p text:style-name="Standard"><text:s text:c="8"/>if (xref-&gt;trailer) </text:p>
            <text:p text:style-name="Standard"><text:s text:c="16"/>fz_dropobj(xref-&gt;trailer); </text:p>
            <text:p text:style-name="Standard"><text:s text:c="8"/>if (xref-&gt;root) </text:p>
            <text:p text:style-name="Standard"><text:s text:c="16"/>fz_dropobj(xref-&gt;root); </text:p>
            <text:p text:style-name="Standard"><text:s text:c="8"/>if (xref-&gt;info) </text:p>
            <text:p text:style-name="Standard"><text:s text:c="16"/>fz_dropobj(xref-&gt;info); </text:p>
            <text:p text:style-name="Standard"><text:s text:c="8"/>if (xref-&gt;crypt) </text:p>
            <text:p text:style-name="Standard"><text:s text:c="16"/>pdf_freecrypt(xref-&gt;crypt); </text:p>
            <text:p text:style-name="Standard"><text:soft-page-break/><text:s text:c="8"/>fz_free(xref); </text:p>
            <text:p text:style-name="Standard">} 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struct fz_node_s </text:p>
            <text:p text:style-name="Standard">{ </text:p>
            <text:p text:style-name="Standard"><text:s text:c="8"/>fz_nodekind kind; </text:p>
            <text:p text:style-name="Standard"><text:s text:c="8"/>fz_node *parent; </text:p>
            <text:p text:style-name="Standard"><text:s text:c="8"/>fz_node *first; </text:p>
            <text:p text:style-name="Standard"><text:s text:c="8"/>fz_node *last; </text:p>
            <text:p text:style-name="Standard"><text:s text:c="8"/>fz_node *next; </text:p>
            <text:p text:style-name="Standard"><text:soft-page-break/>}; </text:p>
            <text:p text:style-name="Standard">fz_nodekind</text:p>
            <text:p text:style-name="Standard">typedef enum fz_nodekind_e </text:p>
            <text:p text:style-name="Standard">{ </text:p>
            <text:p text:style-name="Standard"><text:s text:c="8"/>FZ_NTRANSFORM, </text:p>
            <text:p text:style-name="Standard"><text:s text:c="8"/>FZ_NOVER, </text:p>
            <text:p text:style-name="Standard"><text:s text:c="8"/>FZ_NMASK, </text:p>
            <text:p text:style-name="Standard"><text:s text:c="8"/>FZ_NBLEND, </text:p>
            <text:p text:style-name="Standard"><text:s text:c="8"/>FZ_NPATH, </text:p>
            <text:p text:style-name="Standard"><text:s text:c="8"/>FZ_NTEXT, </text:p>
            <text:p text:style-name="Standard"><text:s text:c="8"/>FZ_NCOLOR, </text:p>
            <text:p text:style-name="Standard"><text:s text:c="8"/>FZ_NIMAGE, </text:p>
            <text:p text:style-name="Standard"><text:s text:c="8"/>FZ_NSHADE, </text:p>
            <text:p text:style-name="Standard"><text:s text:c="8"/>FZ_NLINK, </text:p>
            <text:p text:style-name="Standard">} fz_nodekind; </text:p>
            <text:p text:style-name="Standard"/>
            <text:p text:style-name="Standard"/>
            <text:p text:style-name="Standard"/>
            <text:p text:style-name="Standard">fz_blendkind</text:p>
            <text:p text:style-name="Standard"/>
            <text:p text:style-name="Standard">fz_node_s</text:p>
            <text:p text:style-name="Standard"/>
            <text:p text:style-name="Standard">fz_transformnode_s</text:p>
            <text:p text:style-name="Standard"/>
            <text:p text:style-name="Standard">fitz_draw.h</text:p>
            <text:p text:style-name="Standard">struct fz_renderer_s </text:p>
            <text:p text:style-name="Standard">{ </text:p>
            <text:p text:style-name="Standard"><text:s text:c="8"/>int maskonly; </text:p>
            <text:p text:style-name="Standard"><text:s text:c="8"/>fz_colorspace *model; </text:p>
            <text:p text:style-name="Standard"><text:s text:c="8"/>fz_glyphcache *cache; </text:p>
            <text:p text:style-name="Standard"><text:s text:c="8"/>fz_gel *gel; </text:p>
            <text:p text:style-name="Standard"><text:s text:c="8"/>fz_ael *ael; </text:p>
            <text:p text:style-name="Standard"/>
            <text:p text:style-name="Standard"><text:s text:c="8"/>fz_irect clip; </text:p>
            <text:p text:style-name="Standard"><text:s text:c="8"/>fz_pixmap *dest; </text:p>
            <text:p text:style-name="Standard"><text:s text:c="8"/>fz_pixmap *over; </text:p>
            <text:p text:style-name="Standard"><text:s text:c="8"/>unsigned char argb[7]; /* alpha, a*r, a*g, a*b, r, g, b */ </text:p>
            <text:p text:style-name="Standard"><text:s text:c="8"/>int flag; </text:p>
            <text:p text:style-name="Standard">}; </text:p>
            <text:p text:style-name="Standard"/>
            <text:p text:style-name="Standard">fitz_tree.h</text:p>
            <text:p text:style-name="Standard"><text:soft-page-break/>struct fz_masknode_s </text:p>
            <text:p text:style-name="Standard">{ </text:p>
            <text:p text:style-name="Standard"><text:s text:c="8"/>fz_node super; </text:p>
            <text:p text:style-name="Standard">}; </text:p>
            <text:p text:style-name="Standard">struct pdf_page_s </text:p>
            <text:p text:style-name="Standard">{ </text:p>
            <text:p text:style-name="Standard"><text:s text:c="8"/>fz_rect mediabox; </text:p>
            <text:p text:style-name="Standard"><text:s text:c="8"/>int rotate; </text:p>
            <text:p text:style-name="Standard"><text:s text:c="8"/>fz_obj *resources; </text:p>
            <text:p text:style-name="Standard"><text:s text:c="8"/><text:span text:style-name="T1">fz_tree *tree; </text:span></text:p>
            <text:p text:style-name="P1"><text:s text:c="8"/>pdf_comment *comments; </text:p>
            <text:p text:style-name="Standard"><text:s text:c="8"/>pdf_link *links; </text:p>
            <text:p text:style-name="Standard">}; </text:p>
            <text:p text:style-name="Standard"/>
            <text:p text:style-name="P1">struct fz_buffer_s </text:p>
            <text:p text:style-name="P1">{ </text:p>
            <text:p text:style-name="P1"><text:s text:c="8"/>int refs; </text:p>
            <text:p text:style-name="P1"><text:s text:c="8"/>int ownsdata; </text:p>
            <text:p text:style-name="P1"><text:s text:c="8"/>unsigned char *bp; </text:p>
            <text:p text:style-name="P1"><text:s text:c="8"/>unsigned char *rp; </text:p>
            <text:p text:style-name="P1"><text:s text:c="8"/>unsigned char *wp; </text:p>
            <text:p text:style-name="P1"><text:s text:c="8"/>unsigned char *ep; </text:p>
            <text:p text:style-name="P1"><text:s text:c="8"/>int eof; </text:p>
            <text:p text:style-name="P1">}; </text:p>
            <text:p text:style-name="Standard"/>
            <text:p text:style-name="Standard">struct fz_tree_s </text:p>
            <text:p text:style-name="Standard">{ </text:p>
            <text:p text:style-name="Standard"><text:s text:c="8"/>int refs; </text:p>
            <text:p text:style-name="Standard"><text:s text:c="8"/>fz_node *root; </text:p>
            <text:p text:style-name="Standard"><text:s text:c="8"/>fz_node *head; </text:p>
            <text:p text:style-name="Standard">}; </text:p>
            <text:p text:style-name="Standard">struct pdf_comment_s </text:p>
            <text:p text:style-name="Standard">{ </text:p>
            <text:p text:style-name="Standard"><text:s text:c="8"/>pdf_commentkind kind; </text:p>
            <text:p text:style-name="Standard"><text:s text:c="8"/>fz_rect rect; </text:p>
            <text:p text:style-name="Standard"><text:s text:c="8"/>fz_rect popup; </text:p>
            <text:p text:style-name="Standard"><text:s text:c="8"/>fz_obj *contents; </text:p>
            <text:p text:style-name="Standard"><text:s text:c="8"/>pdf_comment *next; </text:p>
            <text:p text:style-name="Standard">}; </text:p>
            <text:p text:style-name="Standard"/>
            <text:p text:style-name="Standard">struct pdf_textline_s </text:p>
            <text:p text:style-name="Standard">{ </text:p>
            <text:p text:style-name="Standard"><text:soft-page-break/><text:s text:c="8"/>int len, cap; </text:p>
            <text:p text:style-name="Standard"><text:s text:c="8"/>pdf_textchar *text; </text:p>
            <text:p text:style-name="Standard"><text:s text:c="8"/>pdf_textline *next; </text:p>
            <text:p text:style-name="Standard">};</text:p>
            <text:p text:style-name="Standard">struct pdf_textchar_s </text:p>
            <text:p text:style-name="Standard">{ </text:p>
            <text:p text:style-name="Standard"><text:s text:c="8"/>int x, y; </text:p>
            <text:p text:style-name="Standard"><text:s text:c="8"/>int c; </text:p>
            <text:p text:style-name="Standard">};</text:p>
            <text:list xml:id="list1118874963" text:style-name="L1">
              <text:list-item>
                <text:list>
                  <text:list-header>
                    <text:p text:style-name="P4">pdf_textline == 0.7 pdf_textspan</text:p>
                  </text:list-header>
                </text:list>
              </text:list-item>
            </text:list>
            <text:p text:style-name="Standard"/>
            <text:p text:style-name="Standard">struct fz_textel_s </text:p>
            <text:p text:style-name="Standard">{ </text:p>
            <text:p text:style-name="Standard"><text:s text:c="8"/>float x, y; </text:p>
            <text:p text:style-name="Standard"><text:s text:c="8"/>int gid; </text:p>
            <text:p text:style-name="Standard"><text:s text:c="8"/>int ucs; </text:p>
            <text:p text:style-name="Standard">}; </text:p>
            <text:p text:style-name="Standard"/>
            <text:p text:style-name="Standard">struct fz_textnode_s </text:p>
            <text:p text:style-name="Standard">{ </text:p>
            <text:p text:style-name="Standard"><text:s text:c="8"/>fz_node super; </text:p>
            <text:p text:style-name="Standard"><text:s text:c="8"/>fz_font *font; </text:p>
            <text:p text:style-name="Standard"><text:s text:c="8"/>fz_matrix trm; </text:p>
            <text:p text:style-name="Standard"><text:s text:c="8"/>int len, cap; </text:p>
            <text:p text:style-name="Standard"><text:s text:c="8"/>fz_textel *els; </text:p>
            <text:p text:style-name="Standard">};</text:p>
            <text:p text:style-name="Standard"/>
            <text:p text:style-name="Standard"/>
            <text:p text:style-name="Standard">fz_tree = 0.7 fz_displaylist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oft-page-break/>struct pdf_xref_s </text:p>
            <text:p text:style-name="Standard">{ </text:p>
            <text:p text:style-name="Standard"><text:s text:c="8"/>fz_stream *file; </text:p>
            <text:p text:style-name="Standard"><text:s text:c="8"/>int version; </text:p>
            <text:p text:style-name="Standard"><text:s text:c="8"/>int startxref; </text:p>
            <text:p text:style-name="Standard"><text:s text:c="8"/>pdf_crypt *crypt; </text:p>
            <text:p text:style-name="Standard"/>
            <text:p text:style-name="Standard"><text:s text:c="8"/>fz_obj *trailer; <text:s text:c="15"/></text:p>
            <text:p text:style-name="P2">/* TODO split this into root/info/encrypt/id */ </text:p>
            <text:p text:style-name="Standard"><text:s text:c="4"/><text:span text:style-name="T1"><text:s text:c="4"/>fz_obj *root; <text:s text:c="18"/>/* resolved catalog dict */ </text:span></text:p>
            <text:p text:style-name="P1"><text:s text:c="8"/>fz_obj *info; <text:s text:c="18"/>/* resolved info dict */ </text:p>
            <text:p text:style-name="Standard"/>
            <text:p text:style-name="Standard"><text:s/><text:span text:style-name="T2"><text:s text:c="7"/>int len; </text:span></text:p>
            <text:p text:style-name="P2"><text:s text:c="8"/>int cap; </text:p>
            <text:p text:style-name="Standard"><text:s text:c="8"/>pdf_xrefentry *table; </text:p>
            <text:p text:style-name="Standard"/>
            <text:p text:style-name="Standard"><text:s text:c="8"/>struct pdf_store_s *store; </text:p>
            <text:p text:style-name="Standard"><text:s text:c="8"/>struct pdf_outline_s *outlines; </text:p>
            <text:p text:style-name="Standard">}; </text:p>
            <text:p text:style-name="Standard"/>
            <text:p text:style-name="Standard"/>
            <text:p text:style-name="Standard"/>
            <text:p text:style-name="Standard"><text:s/>fz_rect bbox = fz_transformaabb(ctm, app-&gt;page-&gt;mediabox); </text:p>
            <text:p text:style-name="Standard"/>
            <text:p text:style-name="Standard"/>
            <text:p text:style-name="Standard"><text:s text:c="2"/>error = fz_rendertree(&amp;app-&gt;image, app-&gt;rast, app-&gt;page-&gt;tree, </text:p>
            <text:p text:style-name="Standard"><text:s text:c="24"/>ctm, fz_roundrect(bbox), 1); </text:p>
            <text:p text:style-name="Standard"><text:s text:c="16"/>if (error) </text:p>
            <text:p text:style-name="Standard"><text:s text:c="24"/>pdfapp_error(app, error); </text:p>
            <text:p text:style-name="Standard"/>
            <text:p text:style-name="Standard"><text:s text:c="15"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oft-page-break/>struct fz_renderer_s</text:p>
            <text:p text:style-name="Standard">{</text:p>
            <text:p text:style-name="Standard"><text:s text:c="8"/>int maskonly;</text:p>
            <text:p text:style-name="Standard"><text:s text:c="8"/>fz_colorspace *model;</text:p>
            <text:p text:style-name="Standard"><text:s text:c="8"/>fz_glyphcache *cache;</text:p>
            <text:p text:style-name="Standard"><text:s text:c="8"/>fz_gel *gel;</text:p>
            <text:p text:style-name="Standard"><text:s text:c="8"/>fz_ael *ael;</text:p>
            <text:p text:style-name="Standard"></text:p>
            <text:p text:style-name="Standard"><text:s text:c="8"/>fz_irect clip;</text:p>
            <text:p text:style-name="Standard"><text:s text:c="8"/>fz_pixmap *dest;</text:p>
            <text:p text:style-name="Standard"><text:s text:c="8"/>fz_pixmap *over;</text:p>
            <text:p text:style-name="Standard"><text:s text:c="8"/>unsigned char argb[7]; /* alpha, a*r, a*g, a*b, r, g, b */</text:p>
            <text:p text:style-name="Standard"><text:s text:c="8"/>int flag;</text:p>
            <text:p text:style-name="Standard">};</text:p>
            <text:p text:style-name="Standard"/>
            <text:p text:style-name="Standard"/>
          </table:table-cell>
          <table:table-cell table:style-name="表格1.B1" office:value-type="string">
            <text:p text:style-name="Table_20_Contents">0.7</text:p>
            <text:p text:style-name="Table_20_Contents">./mupdf</text:p>
            <text:p text:style-name="Table_20_Contents">added pdf_outline.c</text:p>
            <text:p text:style-name="Table_20_Contents"/>
            <text:p text:style-name="Table_20_Contents"/>
            <text:p text:style-name="Table_20_Contents">./fitz</text:p>
            <text:p text:style-name="Table_20_Contents">base_geometry.c base_getopt.c base_time.c</text:p>
            <text:p text:style-name="Table_20_Contents">dev_bbox.c <text:s/>dev_draw.c <text:s/>dev_list.c dev_null.c <text:s/>dev_text.c <text:s/>dev_trace.c </text:p>
            <text:p text:style-name="Table_20_Contents"/>
            <text:p text:style-name="Table_20_Contents">filt_basic.c</text:p>
            <text:p text:style-name="Table_20_Contents">res_pixmap.c <text:s/>res_text.c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./draw</text:p>
            <text:p text:style-name="Table_20_Contents">archarm.c archport.c </text:p>
            <text:p text:style-name="Table_20_Contents">imagescalearm.s imagesmooth.c</text:p>
            <text:p text:style-name="Table_20_Contents">void </text:p>
            <text:p text:style-name="Table_20_Contents">pdf_freestore(pdf_store *store) </text:p>
            <text:p text:style-name="Table_20_Contents">{ </text:p>
            <text:p text:style-name="Table_20_Contents"><text:s text:c="8"/>pdf_agestore(store, 0); </text:p>
            <text:p text:style-name="Table_20_Contents"><text:s text:c="8"/>fz_freehash(store-&gt;hash); </text:p>
            <text:p text:style-name="Table_20_Contents"><text:s text:c="8"/>fz_free(store); </text:p>
            <text:p text:style-name="Table_20_Contents">} </text:p>
            <text:p text:style-name="Table_20_Contents">static void </text:p>
            <text:p text:style-name="Table_20_Contents">fz_evictglyphcache(fz_glyphcache *cache) </text:p>
            <text:p text:style-name="Table_20_Contents">{ </text:p>
            <text:p text:style-name="Table_20_Contents"><text:s text:c="8"/>fz_glyphkey *key; </text:p>
            <text:p text:style-name="Table_20_Contents"><text:s text:c="8"/>fz_pixmap *pixmap; </text:p>
            <text:p text:style-name="Table_20_Contents"><text:s text:c="8"/>int i; </text:p>
            <text:p text:style-name="Table_20_Contents"/>
            <text:p text:style-name="Table_20_Contents"><text:s text:c="8"/>for (i = 0; i &lt; fz_hashlen(cache-&gt;hash); i++) </text:p>
            <text:p text:style-name="Table_20_Contents"><text:s text:c="8"/>{ </text:p>
            <text:p text:style-name="Table_20_Contents"><text:s text:c="16"/>key = fz_hashgetkey(cache-&gt;hash, i); </text:p>
            <text:p text:style-name="Table_20_Contents"><text:soft-page-break/><text:s text:c="16"/>if (key-&gt;font) </text:p>
            <text:p text:style-name="Table_20_Contents"><text:s text:c="24"/>fz_dropfont(key-&gt;font); </text:p>
            <text:p text:style-name="Table_20_Contents"><text:s text:c="16"/>pixmap = fz_hashgetval(cache-&gt;hash, i); </text:p>
            <text:p text:style-name="Table_20_Contents"><text:s text:c="16"/>if (pixmap) </text:p>
            <text:p text:style-name="Table_20_Contents"><text:s text:c="24"/>fz_droppixmap(pixmap); </text:p>
            <text:p text:style-name="Table_20_Contents"><text:s text:c="8"/>} </text:p>
            <text:p text:style-name="Table_20_Contents"/>
            <text:p text:style-name="Table_20_Contents"><text:s text:c="8"/>cache-&gt;total = 0; </text:p>
            <text:p text:style-name="Table_20_Contents"/>
            <text:p text:style-name="Table_20_Contents"><text:s text:c="8"/>fz_emptyhash(cache-&gt;hash); 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void </text:p>
            <text:p text:style-name="Table_20_Contents">pdf_freexref(pdf_xref *xref) </text:p>
            <text:p text:style-name="Table_20_Contents">{ </text:p>
            <text:p text:style-name="Table_20_Contents"><text:s text:c="8"/>int i; </text:p>
            <text:p text:style-name="Table_20_Contents"/>
            <text:p text:style-name="Table_20_Contents"><text:s text:c="8"/>pdf_logxref("freexref %p\n", xref); </text:p>
            <text:p text:style-name="Table_20_Contents"/>
            <text:p text:style-name="Table_20_Contents"><text:s text:c="8"/>if (xref-&gt;store) </text:p>
            <text:p text:style-name="Table_20_Contents"><text:s text:c="16"/>pdf_freestore(xref-&gt;store); </text:p>
            <text:p text:style-name="Table_20_Contents"/>
            <text:p text:style-name="Table_20_Contents"><text:s text:c="8"/>if (xref-&gt;table) </text:p>
            <text:p text:style-name="Table_20_Contents"><text:s text:c="8"/>{ </text:p>
            <text:p text:style-name="Table_20_Contents"><text:s text:c="16"/>for (i = 0; i &lt; xref-&gt;len; i++) </text:p>
            <text:p text:style-name="Table_20_Contents"><text:s text:c="16"/>{ </text:p>
            <text:p text:style-name="Table_20_Contents"><text:s text:c="24"/>if (xref-&gt;table[i].obj) </text:p>
            <text:p text:style-name="Table_20_Contents"><text:s text:c="24"/>{ </text:p>
            <text:p text:style-name="Table_20_Contents"><text:s text:c="32"/>fz_dropobj(xref-&gt;table[i].obj); </text:p>
            <text:p text:style-name="Table_20_Contents"><text:s text:c="32"/>xref-&gt;table[i].obj = nil; </text:p>
            <text:p text:style-name="Table_20_Contents"><text:s text:c="24"/>} </text:p>
            <text:p text:style-name="Table_20_Contents"><text:s text:c="16"/>} </text:p>
            <text:p text:style-name="Table_20_Contents"><text:s text:c="16"/>fz_free(xref-&gt;table); </text:p>
            <text:p text:style-name="Table_20_Contents"><text:s text:c="8"/>} </text:p>
            <text:p text:style-name="Table_20_Contents"/>
            <text:p text:style-name="Table_20_Contents"><text:s text:c="8"/>if (xref-&gt;pageobjs) </text:p>
            <text:p text:style-name="Table_20_Contents"><text:s text:c="8"/>{ </text:p>
            <text:p text:style-name="Table_20_Contents"><text:s text:c="16"/>for (i = 0; i &lt; xref-&gt;pagelen; i++) </text:p>
            <text:p text:style-name="Table_20_Contents"><text:s text:c="24"/>fz_dropobj(xref-&gt;pageobjs[i]); </text:p>
            <text:p text:style-name="Table_20_Contents"><text:s text:c="16"/>fz_free(xref-&gt;pageobjs); </text:p>
            <text:p text:style-name="Table_20_Contents"><text:s text:c="8"/>} </text:p>
            <text:p text:style-name="Table_20_Contents"><text:soft-page-break/></text:p>
            <text:p text:style-name="Table_20_Contents"><text:s text:c="8"/>if (xref-&gt;pagerefs) </text:p>
            <text:p text:style-name="Table_20_Contents"><text:s text:c="8"/>{ </text:p>
            <text:p text:style-name="Table_20_Contents"><text:s text:c="16"/>for (i = 0; i &lt; xref-&gt;pagelen; i++) </text:p>
            <text:p text:style-name="Table_20_Contents"><text:s text:c="24"/>fz_dropobj(xref-&gt;pagerefs[i]); </text:p>
            <text:p text:style-name="Table_20_Contents"><text:s text:c="16"/>fz_free(xref-&gt;pagerefs); </text:p>
            <text:p text:style-name="Table_20_Contents"><text:s text:c="8"/>} </text:p>
            <text:p text:style-name="Table_20_Contents"/>
            <text:p text:style-name="Table_20_Contents"><text:s text:c="8"/>if (xref-&gt;file) </text:p>
            <text:p text:style-name="Table_20_Contents"><text:s text:c="16"/>fz_close(xref-&gt;file); </text:p>
            <text:p text:style-name="Table_20_Contents"><text:s text:c="8"/>if (xref-&gt;trailer) </text:p>
            <text:p text:style-name="Table_20_Contents"><text:s text:c="16"/>fz_dropobj(xref-&gt;trailer); </text:p>
            <text:p text:style-name="Table_20_Contents"><text:s text:c="8"/>if (xref-&gt;crypt) </text:p>
            <text:p text:style-name="Table_20_Contents"><text:s text:c="16"/>pdf_freecrypt(xref-&gt;crypt); </text:p>
            <text:p text:style-name="Table_20_Contents"/>
            <text:p text:style-name="Table_20_Contents"><text:s text:c="8"/>fz_free(xref); </text:p>
            <text:p text:style-name="Table_20_Contents">} </text:p>
            <text:p text:style-name="Table_20_Contents"/>
            <text:p text:style-name="Table_20_Contents">bbox = fz_boundtext(text, gstate-&gt;ctm);</text:p>
            <text:p text:style-name="Table_20_Contents"><text:tab/>bbox = fz_boundpath(path, nil, gstate-&gt;ctm);<text:tab/>bbox = fz_transformrect(gstate-&gt;ctm, fz_unitrect); </text:p>
            <text:p text:style-name="Table_20_Contents"><text:tab/>bbox = fz_boundshade(shd, gstate-&gt;ctm);</text:p>
            <text:p text:style-name="Table_20_Contents"><text:tab/>pat-&gt;bbox = pdf_torect(obj); </text:p>
            <text:p text:style-name="Table_20_Contents"><text:tab/>bbox = fz_emptyrect; </text:p>
            <text:p text:style-name="Table_20_Contents">bbox = fz_roundrect(fz_transformrect(ctm, fz_unitrect)); </text:p>
            <text:p text:style-name="Table_20_Contents">draw/imagedraw.c:<text:tab/>bbox = fz_intersectbbox(bbox, scissor)</text:p>
            <text:p text:style-name="Table_20_Contents"/>
            <text:p text:style-name="Table_20_Contents"/>
            <text:p text:style-name="Table_20_Contents">typedef enum fz_objkind_e </text:p>
            <text:p text:style-name="Table_20_Contents">{ </text:p>
            <text:p text:style-name="Table_20_Contents"><text:s text:c="8"/>FZ_NULL, </text:p>
            <text:p text:style-name="Table_20_Contents"><text:s text:c="8"/>FZ_BOOL, </text:p>
            <text:p text:style-name="Table_20_Contents"><text:s text:c="8"/>FZ_INT, </text:p>
            <text:p text:style-name="Table_20_Contents"><text:s text:c="8"/>FZ_REAL, </text:p>
            <text:p text:style-name="Table_20_Contents"><text:soft-page-break/><text:s text:c="8"/>FZ_STRING, </text:p>
            <text:p text:style-name="Table_20_Contents"><text:s text:c="8"/>FZ_NAME, </text:p>
            <text:p text:style-name="Table_20_Contents"><text:s text:c="8"/>FZ_ARRAY, </text:p>
            <text:p text:style-name="Table_20_Contents"><text:s text:c="8"/>FZ_DICT, </text:p>
            <text:p text:style-name="Table_20_Contents"><text:s text:c="8"/>FZ_INDIRECT </text:p>
            <text:p text:style-name="Table_20_Contents">} fz_objkind; </text:p>
            <text:p text:style-name="Table_20_Contents"/>
            <text:p text:style-name="Table_20_Contents">typedef enum fz_pathelkind_e </text:p>
            <text:p text:style-name="Table_20_Contents">{ </text:p>
            <text:p text:style-name="Table_20_Contents"><text:s text:c="8"/>FZ_MOVETO, </text:p>
            <text:p text:style-name="Table_20_Contents"><text:s text:c="8"/>FZ_LINETO, </text:p>
            <text:p text:style-name="Table_20_Contents"><text:s text:c="8"/>FZ_CURVETO, </text:p>
            <text:p text:style-name="Table_20_Contents"><text:s text:c="8"/>FZ_CLOSEPATH </text:p>
            <text:p text:style-name="Table_20_Contents">} fz_pathelkind;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z_blendmode</text:p>
            <text:p text:style-name="Table_20_Contents"/>
            <text:p text:style-name="Table_20_Contents">fz_displaynode_s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>struct pdf_page_s </text:p>
            <text:p text:style-name="Table_20_Contents">{ </text:p>
            <text:p text:style-name="Table_20_Contents"><text:s text:c="8"/>fz_rect mediabox; </text:p>
            <text:p text:style-name="Table_20_Contents"><text:s text:c="8"/>int rotate; </text:p>
            <text:p text:style-name="Table_20_Contents"><text:s text:c="6"/><text:span text:style-name="T1"><text:s text:c="2"/>int transparency; </text:span></text:p>
            <text:p text:style-name="Table_20_Contents"><text:s text:c="8"/>fz_obj *resources; </text:p>
            <text:p text:style-name="P3"><text:s text:c="8"/>fz_buffer *contents; </text:p>
            <text:p text:style-name="P3"><text:s text:c="8"/>fz_displaylist *list; </text:p>
            <text:p text:style-name="P3"><text:s text:c="8"/>fz_textspan *text; </text:p>
            <text:p text:style-name="Table_20_Contents"><text:s text:c="8"/>pdf_link *links; </text:p>
            <text:p text:style-name="Table_20_Contents">}; </text:p>
            <text:p text:style-name="P3">struct fz_buffer_s </text:p>
            <text:p text:style-name="P3">{ </text:p>
            <text:p text:style-name="P3"><text:s text:c="8"/>int refs; </text:p>
            <text:p text:style-name="P3"><text:s text:c="8"/>unsigned char *data; </text:p>
            <text:p text:style-name="P3"><text:s text:c="8"/>int cap, len; </text:p>
            <text:p text:style-name="P3">}; </text:p>
            <text:p text:style-name="P3">struct fz_displaylist_s </text:p>
            <text:p text:style-name="P3">{ </text:p>
            <text:p text:style-name="P3"><text:s text:c="8"/>fz_displaynode *first; </text:p>
            <text:p text:style-name="P3"><text:s text:c="8"/>fz_displaynode *last; </text:p>
            <text:p text:style-name="P3">}; </text:p>
            <text:p text:style-name="P3">struct fz_textspan_s </text:p>
            <text:p text:style-name="P3">{ </text:p>
            <text:p text:style-name="P3"><text:s text:c="8"/>fz_font *font; </text:p>
            <text:p text:style-name="P3"><text:s text:c="8"/>float size; </text:p>
            <text:p text:style-name="P3"><text:s text:c="8"/>int wmode; </text:p>
            <text:p text:style-name="P3"><text:s text:c="8"/>int len, cap; </text:p>
            <text:p text:style-name="P3"><text:s text:c="8"/>fz_textchar *text; </text:p>
            <text:p text:style-name="P3"><text:s text:c="8"/>fz_textspan *next; </text:p>
            <text:p text:style-name="P3"><text:s text:c="8"/>int eol; </text:p>
            <text:p text:style-name="P3">};</text:p>
            <text:p text:style-name="Table_20_Contents">struct fz_textchar_s </text:p>
            <text:p text:style-name="Table_20_Contents">{ </text:p>
            <text:p text:style-name="Table_20_Contents"><text:s text:c="8"/>int c; </text:p>
            <text:p text:style-name="Table_20_Contents"><text:s text:c="8"/>fz_bbox bbox; </text:p>
            <text:p text:style-name="Table_20_Contents">};</text:p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struct fz_textel_s </text:p>
            <text:p text:style-name="Table_20_Contents">{ </text:p>
            <text:p text:style-name="Table_20_Contents"><text:s text:c="8"/>float x, y; </text:p>
            <text:p text:style-name="Table_20_Contents"><text:s text:c="8"/>int gid; /* -1 for one gid to many ucs mappings */ </text:p>
            <text:p text:style-name="Table_20_Contents"><text:s text:c="8"/>int ucs; /* -1 for one ucs to many gid mappings */ </text:p>
            <text:p text:style-name="Table_20_Contents">}; </text:p>
            <text:p text:style-name="Table_20_Contents"/>
            <text:p text:style-name="Table_20_Contents">struct fz_text_s </text:p>
            <text:p text:style-name="Table_20_Contents">{ </text:p>
            <text:p text:style-name="Table_20_Contents"><text:s text:c="8"/>fz_font *font; </text:p>
            <text:p text:style-name="Table_20_Contents"><text:s text:c="8"/>fz_matrix trm; </text:p>
            <text:p text:style-name="Table_20_Contents"><text:s text:c="8"/>int wmode; </text:p>
            <text:p text:style-name="Table_20_Contents"><text:s text:c="8"/>int len, cap; </text:p>
            <text:p text:style-name="Table_20_Contents"><text:s text:c="8"/>fz_textel *els; </text:p>
            <text:p text:style-name="Table_20_Contents">}; </text:p>
            <text:p text:style-name="Table_20_Contents"/>
            <text:p text:style-name="Table_20_Contents">fz_textfilltext();</text:p>
            <text:p text:style-name="Table_20_Contents">fz_textstroketext();</text:p>
            <text:p text:style-name="Table_20_Contents">fz_textextractspan();</text:p>
            <text:p text:style-name="Table_20_Contents"/>
            <text:p text:style-name="Table_20_Contents">struct fz_textdevice_s </text:p>
            <text:p text:style-name="Table_20_Contents">{ </text:p>
            <text:p text:style-name="Table_20_Contents"><text:s text:c="8"/>fz_point point; </text:p>
            <text:p text:style-name="Table_20_Contents"><text:s text:c="8"/>fz_textspan *head; </text:p>
            <text:p text:style-name="Table_20_Contents"><text:s text:c="8"/>fz_textspan *span; </text:p>
            <text:p text:style-name="Table_20_Contents">}; </text:p>
            <text:p text:style-name="Table_20_Contents"/>
            <text:p text:style-name="Table_20_Contents"/>
            <text:p text:style-name="Table_20_Contents"/>
            <text:p text:style-name="Standard"><text:soft-page-break/>struct pdf_xref_s </text:p>
            <text:p text:style-name="Standard">{ </text:p>
            <text:p text:style-name="Standard"><text:s text:c="8"/>fz_stream *file; </text:p>
            <text:p text:style-name="Standard"><text:s text:c="8"/>int version; </text:p>
            <text:p text:style-name="Standard"><text:s text:c="8"/>int startxref; </text:p>
            <text:p text:style-name="Standard"><text:s text:c="8"/>int filesize; </text:p>
            <text:p text:style-name="Standard"><text:s text:c="8"/>pdf_crypt *crypt; </text:p>
            <text:p text:style-name="Standard"><text:s text:c="8"/>fz_obj *trailer; </text:p>
            <text:p text:style-name="Standard"/>
            <text:p text:style-name="Standard"><text:s text:c="8"/>int len; </text:p>
            <text:p text:style-name="Standard"><text:s text:c="8"/>int cap; </text:p>
            <text:p text:style-name="Standard"><text:s text:c="8"/>pdf_xrefentry *table; </text:p>
            <text:p text:style-name="Standard"/>
            <text:p text:style-name="Standard"><text:s text:c="8"/><text:span text:style-name="T1">int pagelen; </text:span></text:p>
            <text:p text:style-name="P1"><text:s text:c="8"/>int pagecap; </text:p>
            <text:p text:style-name="Standard"><text:s text:c="7"/><text:span text:style-name="T1"><text:s/>fz_obj **pageobjs; </text:span></text:p>
            <text:p text:style-name="P1"><text:s text:c="8"/>fz_obj **pagerefs; </text:p>
            <text:p text:style-name="Standard"/>
            <text:p text:style-name="Standard"><text:s text:c="8"/>struct pdf_store_s *store; </text:p>
            <text:p text:style-name="Standard"/>
            <text:p text:style-name="Standard"><text:s text:c="8"/>char scratch[65536]; </text:p>
            <text:p text:style-name="Standard">};</text:p>
            <text:p text:style-name="Standard"/>
            <text:p text:style-name="Standard"/>
            <text:p text:style-name="Standard">fz_bbox bbox = fz_roundrect(fz_transformrect(ctm, app-&gt;page-&gt;mediabox)); </text:p>
            <text:p text:style-name="Standard"/>
            <text:p text:style-name="Standard"/>
            <text:p text:style-name="Standard"><text:s text:c="16"/>app-&gt;image = fz_newpixmapwithrect(colorspace, bbox); </text:p>
            <text:p text:style-name="Standard"><text:s text:c="16"/>fz_clearpixmap(app-&gt;image, 0xFF); </text:p>
            <text:p text:style-name="Standard"><text:s text:c="16"/>idev = fz_newdrawdevice(app-&gt;cache, app-&gt;image); </text:p>
            <text:p text:style-name="Standard"><text:s text:c="16"/>fz_executedisplaylist(app-&gt;page-&gt;list, idev, ctm); </text:p>
            <text:p text:style-name="Standard"><text:s text:c="16"/>fz_freedevice(idev); </text:p>
            <text:p text:style-name="Standard"/>
            <text:p text:style-name="Standard"/>
            <text:p text:style-name="Standard"/>
            <text:p text:style-name="Standard"/>
            <text:p text:style-name="Standard"><text:soft-page-break/>struct fz_drawdevice_s</text:p>
            <text:p text:style-name="Standard">{</text:p>
            <text:p text:style-name="Standard"><text:s text:c="8"/>fz_glyphcache *cache;</text:p>
            <text:p text:style-name="Standard"><text:s text:c="8"/>fz_gel *gel;</text:p>
            <text:p text:style-name="Standard"><text:s text:c="8"/>fz_ael *ael;</text:p>
            <text:p text:style-name="Standard"></text:p>
            <text:p text:style-name="Standard"><text:s text:c="8"/>fz_pixmap *dest;</text:p>
            <text:p text:style-name="Standard"><text:s text:c="8"/>fz_bbox scissor;</text:p>
            <text:p text:style-name="Standard"></text:p>
            <text:p text:style-name="Standard"><text:s text:c="8"/>int top;</text:p>
            <text:p text:style-name="Standard"><text:s text:c="8"/>struct {</text:p>
            <text:p text:style-name="Standard"><text:s text:c="16"/>fz_bbox scissor;</text:p>
            <text:p text:style-name="Standard"><text:s text:c="16"/>fz_pixmap *dest;</text:p>
            <text:p text:style-name="Standard"><text:s text:c="16"/>fz_pixmap *mask;</text:p>
            <text:p text:style-name="Standard"><text:s text:c="16"/>fz_blendmode blendmode;</text:p>
            <text:p text:style-name="Standard"><text:s text:c="16"/>int luminosity;</text:p>
            <text:p text:style-name="Standard"><text:s text:c="16"/>float alpha;</text:p>
            <text:p text:style-name="Standard"><text:s text:c="8"/>} stack[STACKSIZE];</text:p>
            <text:p text:style-name="Standard">};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4T11:20:03</meta:creation-date>
    <dc:date>2010-11-29T13:23:27</dc:date>
    <meta:editing-duration>PT23H53M39S</meta:editing-duration>
    <meta:editing-cycles>10</meta:editing-cycles>
    <meta:generator>OpenOffice.org/3.1$Linux OpenOffice.org_project/310m19$Build-9420</meta:generator>
    <meta:document-statistic meta:table-count="1" meta:image-count="0" meta:object-count="0" meta:page-count="9" meta:paragraph-count="439" meta:word-count="922" meta:character-count="10716"/>
  </office:meta>
</office:document-meta>
</file>